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1d48bda"/>
    </style:style>
    <style:style style:name="T33" style:family="text">
      <style:text-properties officeooo:rsid="0252f27a"/>
    </style:style>
    <style:style style:name="T34" style:family="text">
      <style:text-properties officeooo:rsid="01f8ade2"/>
    </style:style>
    <style:style style:name="T35" style:family="text">
      <style:text-properties officeooo:rsid="01f5042b"/>
    </style:style>
    <style:style style:name="T36" style:family="text">
      <style:text-properties officeooo:rsid="01f6e63c"/>
    </style:style>
    <style:style style:name="T37" style:family="text">
      <style:text-properties officeooo:rsid="02d3dbd4"/>
    </style:style>
    <style:style style:name="T38" style:family="text">
      <style:text-properties officeooo:rsid="0252f696"/>
    </style:style>
    <style:style style:name="T39" style:family="text">
      <style:text-properties officeooo:rsid="00614ed4"/>
    </style:style>
    <style:style style:name="T40" style:family="text">
      <style:text-properties officeooo:rsid="006a5fcb"/>
    </style:style>
    <style:style style:name="T41" style:family="text">
      <style:text-properties officeooo:rsid="006c3167" style:font-size-complex="14pt"/>
    </style:style>
    <style:style style:name="T42" style:family="text">
      <style:text-properties fo:font-style="italic"/>
    </style:style>
    <style:style style:name="T43" style:family="text">
      <style:text-properties fo:font-style="italic" officeooo:rsid="006c3167" style:font-style-asian="italic" style:font-size-complex="14pt" style:font-style-complex="italic"/>
    </style:style>
    <style:style style:name="T44" style:family="text">
      <style:text-properties fo:font-style="italic" fo:font-weight="normal"/>
    </style:style>
    <style:style style:name="T45" style:family="text">
      <style:text-properties fo:language="zxx" fo:country="none"/>
    </style:style>
    <style:style style:name="T46" style:family="text">
      <style:text-properties fo:language="zxx" fo:country="none" officeooo:rsid="006a5fcb"/>
    </style:style>
    <style:style style:name="T47" style:family="text">
      <style:text-properties fo:language="zxx" fo:country="none" officeooo:rsid="003efc86"/>
    </style:style>
    <style:style style:name="T48" style:family="text">
      <style:text-properties fo:language="zxx" fo:country="none" officeooo:rsid="01e89b3b"/>
    </style:style>
    <style:style style:name="T49" style:family="text">
      <style:text-properties fo:language="zxx" fo:country="none" officeooo:rsid="0223bf2c"/>
    </style:style>
    <style:style style:name="T50" style:family="text">
      <style:text-properties fo:language="zxx" fo:country="none" fo:font-style="normal" officeooo:rsid="006c3167" style:font-style-asian="normal" style:font-size-complex="14pt" style:font-style-complex="normal"/>
    </style:style>
    <style:style style:name="T51" style:family="text">
      <style:text-properties fo:language="zxx" fo:country="none" officeooo:rsid="008e4613"/>
    </style:style>
    <style:style style:name="T52" style:family="text">
      <style:text-properties fo:language="zxx" fo:country="none" officeooo:rsid="008e66ef"/>
    </style:style>
    <style:style style:name="T53" style:family="text">
      <style:text-properties fo:language="zxx" fo:country="none" officeooo:rsid="00904c8e"/>
    </style:style>
    <style:style style:name="T54" style:family="text">
      <style:text-properties fo:language="zxx" fo:country="none" officeooo:rsid="00923c2d"/>
    </style:style>
    <style:style style:name="T55" style:family="text">
      <style:text-properties fo:language="zxx" fo:country="none" officeooo:rsid="009499a6"/>
    </style:style>
    <style:style style:name="T56" style:family="text">
      <style:text-properties fo:language="zxx" fo:country="none" officeooo:rsid="004756d3"/>
    </style:style>
    <style:style style:name="T57" style:family="text">
      <style:text-properties fo:language="zxx" fo:country="none" fo:font-style="italic" style:font-style-asian="italic" style:font-style-complex="italic"/>
    </style:style>
    <style:style style:name="T58" style:family="text">
      <style:text-properties fo:language="zxx" fo:country="none" fo:font-style="italic" officeooo:rsid="006a5fcb" style:font-style-asian="italic" style:font-style-complex="italic"/>
    </style:style>
    <style:style style:name="T59" style:family="text">
      <style:text-properties fo:language="zxx" fo:country="none" fo:font-style="italic" officeooo:rsid="008e4613" style:font-style-asian="italic" style:font-style-complex="italic"/>
    </style:style>
    <style:style style:name="T60" style:family="text">
      <style:text-properties fo:language="zxx" fo:country="none" fo:font-style="italic" officeooo:rsid="01e89b3b" style:font-style-asian="italic" style:font-style-complex="italic"/>
    </style:style>
    <style:style style:name="T61" style:family="text">
      <style:text-properties fo:language="zxx" fo:country="none" fo:font-style="italic" officeooo:rsid="0223bf2c" style:font-style-asian="italic" style:font-style-complex="italic"/>
    </style:style>
    <style:style style:name="T62" style:family="text">
      <style:text-properties fo:language="zxx" fo:country="none" fo:font-style="italic" officeooo:rsid="003efc86" style:font-style-asian="italic" style:font-style-complex="italic"/>
    </style:style>
    <style:style style:name="T63" style:family="text">
      <style:text-properties fo:language="zxx" fo:country="none" fo:font-style="italic" officeooo:rsid="004756d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language="zxx" fo:country="none" officeooo:rsid="0121df8e"/>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T117"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10">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11">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30"><text:span text:style-name="T109"><text:s text:c="70"/></text:span><text:span text:style-name="T107">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loại khí trong không khí có hại cho sức khỏe con người (như CO, phần tử bụi, ...)</text:span></text:p>
        </text:list-item>
        <text:list-item>
          <text:p text:style-name="P50">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5">[</text:span><text:span text:style-name="T57">Phạm Hương 2016</text:span><text:span text:style-name="T45">]</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9">Tổng quát tình trạ</text:span>ng không khí ở dựa trên PM2.5 trong tuần từ <text:span text:style-name="T104">03/12 tới 10/12</text:span></text:p>
      <text:p text:style-name="P60"><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53">Theo <text:reference-mark-start text:name="JR_cite_1_Kampa_2008"/><text:span text:style-name="T57">Kampa &amp; Castanas 2008</text:span><text:reference-mark-end text:name="JR_cite_1_Kampa_2008"/><text:span text:style-name="T39">, các nhân tố có hại đối với sức khỏe con người trong không khí bao gồm:</text:span></text:p>
      <text:list xml:id="list4011631361746235794" text:style-name="L2">
        <text:list-item>
          <text:p text:style-name="P62">Chất ô nhiễm dạng ga (SO<text:span text:style-name="T6">x</text:span>, NO<text:span text:style-name="T6">x</text:span>, CO, O<text:span text:style-name="T6">3</text:span>, …)</text:p>
        </text:list-item>
        <text:list-item>
          <text:p text:style-name="P62">Các phần tử bụi <text:span text:style-name="T87">(PM 10, PM2.5, ...)</text:span></text:p>
        </text:list-item>
        <text:list-item>
          <text:p text:style-name="P54">Kim loại nặng</text:p>
        </text:list-item>
        <text:list-item>
          <text:p text:style-name="P55">Các chất ô nhiễm hữu cơ <text:span text:style-name="T100">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40">nồng độ từ 0.5 tới 1.0 ppm trong thời gian ngắn (&lt;3 phút) có thể gây co thắt phế quản </text:span><text:reference-mark-start text:name="JR_cite_1_Balmes_1987"/><text:span text:style-name="T46">[</text:span><text:span text:style-name="T58">Balmes, Fine &amp; Sheppard 1987</text:span><text:span text:style-name="T46">]</text:span><text:reference-mark-end text:name="JR_cite_1_Balmes_1987"/><text:span text:style-name="T40"> </text:span></text:p>
        </text:list-item>
        <text:list-item>
          <text:p text:style-name="P43"><text:soft-page-break/><text:span text:style-name="T41">Nồng độ tăng dần lượng NO</text:span><text:span text:style-name="T7">X</text:span><text:span text:style-name="T41"> trong máu có liên quan tới việc gia tăng số lần nhập viện do hen suyễn</text:span><text:span text:style-name="T43"> </text:span><text:reference-mark-start text:name="JR_cite_1_Bernstein_2004"/><text:span text:style-name="T50">[</text:span><text:span text:style-name="T64">Bernstein et al. 2004</text:span><text:span text:style-name="T50">]</text:span><text:reference-mark-end text:name="JR_cite_1_Bernstein_2004"/><text:span text:style-name="T82"> </text:span></text:p>
        </text:list-item>
        <text:list-item>
          <text:p text:style-name="P63">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1">[</text:span><text:span text:style-name="T59">Prockop &amp; Chichkova 2007</text:span><text:span text:style-name="T51">]</text:span><text:reference-mark-end text:name="JR_cite_1_Prockop_2007"/><text:span text:style-name="T51">. </text:span><text:reference-mark-start text:name="JR_cite_2_henz2005prospective"/><text:span text:style-name="T59">Henz and Maeder [2005]</text:span><text:reference-mark-end text:name="JR_cite_2_henz2005prospective"/><text:span text:style-name="T51"> </text:span><text:span text:style-name="T52"><text:s/></text:span><text:span text:style-name="T53">đã </text:span><text:span text:style-name="T55">tiến hành </text:span><text:span text:style-name="T54">ng</text:span><text:span text:style-name="T65">\</text:span><text:span text:style-name="T54">hiên cứu một trường hợp 38 người lính Thụy Sĩ vô tình bị ngộ độc khí CO, và chỉ ra rằng 2 tuần sau vụ tai nạn, có 34% trong số họ mắc các triệu chứng đau ngực.</text:span></text:p>
        </text:list-item>
      </text:list>
      <text:p text:style-name="P44"><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45"><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81010180683323"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66"><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5011435350471705117" text:style-name="L4">
        <text:list-item>
          <text:p text:style-name="P67"><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69"><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71"><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1008595664743"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1">một </text:span>hệ thống với cấu trúc như <text:span text:style-name="T112">sau:</text:span></text:p>
      <text:h text:style-name="P109" text:outline-level="3"><draw:frame draw:style-name="fr1" draw:name="Image1" text:anchor-type="paragraph" svg:width="6.2992in" svg:height="2.9457in" draw:z-index="6"><draw:image xlink:href="Pictures/100002010000046B0000021130CA2C7902A7842E.png" xlink:type="simple" xlink:show="embed" xlink:actuate="onLoad"/></draw:frame><text:bookmark-start text:name="__RefHeading___Toc1371_1105289887"/><text:span text:style-name="T112">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7">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8">(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5">[</text:span><text:span text:style-name="T57">Henan Hanwei Electronics Co. Ltd. 2016</text:span><text:span text:style-name="T45">]</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8">[</text:span><text:span text:style-name="T60">SHARP Corporation 2006</text:span><text:span text:style-name="T48">]</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9">[</text:span><text:span text:style-name="T61">Henan Hanwei Electronics Co. Ltd. 2016</text:span><text:span text:style-name="T49">]</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2">và sử dụng nền tảng Flask.</text:span></text:p>
      <text:p text:style-name="P85">Về cơ sở dữ liệu, chúng tôi sử dụng hệ cơ sở dữ liệu MariaDB.</text:p>
      <text:p text:style-name="P85">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3">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Cảnh báo với người dùng thông qua các kênh:</text:p>
          <text:list>
            <text:list-item>
              <text:p text:style-name="P38">Đèn LED ba màu <text:span text:style-name="T32">(xanh, vàng, đỏ ứng với mức độ cảnh báo)</text:span></text:p>
            </text:list-item>
            <text:list-item>
              <text:p text:style-name="P38">Email và SMS thông qua trang web</text:p>
            </text:list-item>
          </text:list>
        </text:list-item>
        <text:list-item>
          <text:p text:style-name="P38">Kết nối wifi thông qua module <text:span text:style-name="T33">ESP-12 và tự động gửi thông tin lên máy chủ định kì trong một khoảng thời gian nhất định là 5 phút một lần.</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4">(dựa trên Google Maps) </text:span>và biểu mẫu, <text:span text:style-name="T35">người dùng có thể chọn thời gian mà biểu mẫu biểu diễn. Sử dụng thư viện Socket.IO, thông tin cũng sẽ được cập nhật theo thời gian thực.</text:span></text:p>
        </text:list-item>
      </text:list>
      <text:p text:style-name="P42"/>
      <text:list xml:id="list181008493675603" text:continue-numbering="true" text:style-name="L16">
        <text:list-item>
          <text:p text:style-name="P98">Cho phép người dùng tạo tài khoản để phục vụ nhiều mục đích khác nhau, <text:span text:style-name="T36">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7">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6">cơ</text:span> <text:span text:style-name="T38">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7">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2">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3">Giới thiệu và </text:span>Tổng quan nghiên cứu, đã có hai nghiên cứu được thực hiện trước đây về đề tài này:</text:p>
      <text:list xml:id="list181010245826193" text:continue-list="list5011435350471705117" text:style-name="L4">
        <text:list-item>
          <text:p text:style-name="P6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93"><text:span text:style-name="T69">Khi so sánh nghiên cứu này với hai nghiên cứu trên, mặc dù</text:span><text:span text:style-name="T81">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Sản phẩm có thiết kế chưa được trau chuốt bằng các sản phẩm còn lại</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3">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ext:span><text:soft-page-break/><text:span text:style-name="T115">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5">[</text:span><text:span text:style-name="T57">Libelium Comunicaciones Distribuidas 2016a</text:span><text:span text:style-name="T45">]</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7">[</text:span><text:span text:style-name="T62">Libelium Comunicaciones Distribuidas 2016b</text:span><text:span text:style-name="T47">]</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6">[</text:span><text:span text:style-name="T63">Nordic Semiconductor 2007</text:span><text:span text:style-name="T56">]</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6">[</text:span><text:span text:style-name="T63">arduino-info </text:span><text:span text:style-name="T56">]</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của tôi vẫn còn thiết khá nhiều cảm biến, ví dụ như cảm biến nồng độ <text:span text:style-name="T90">NO</text:span><text:span text:style-name="T8">2</text:span><text:span text:style-name="T90"> và O</text:span><text:span text:style-name="T8">3</text:span><text:span text:style-name="T90">. Các cảm biến này có đặc điểm là không phổ biến bằng ở Việt Nam, do vậy phải đặt hàng từ nước ngoài thì mới có thể mua được các cảm biến này.</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khí quan trọng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7">.</text:span> <text:span text:style-name="T107">V</text:span>ì vậy<text:span text:style-name="T107">,</text:span> trước hết nghiên cứu sẽ tiếp tục khắc phục những hạn chế nêu trên, để đảm bảo tính hoàn thiện ban đầu. Sau đó, tôi sẽ tiếp tục nghiên cứu để phát triển những tính năng cần thiết khác trong bộ sản phẩm để giúp nghiên cứu được hoàn thiện về nhiều mặt hơn.<text:span text:style-name="T107">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2">RF24L01 2.4GHz Radio/Wireless Transceivers How-To</text:span>, <text:s/>.</text:p>
        <text:p text:style-name="P96">Balmes, J. R.; Fine, J. M. and Sheppard, D.<text:span text:style-name="T66"> (</text:span>1987<text:span text:style-name="T66">). </text:span><text:span text:style-name="T44">Symptomatic Bronchoconstriction after Short-Term Inhalation of Sulfur Dioxide</text:span><text:span text:style-name="T66">, American Review of Respiratory Disease 136 : 1117-1121.</text:span></text:p>
        <text:p text:style-name="P96">Bernstein, J. A.; Alexis, N.; Barnes, C.; Bernstein, I. L.; Nel, A.; Peden, D.; Diaz-Sanchez, D.; Tarlo, S. M.; Williams, P. B. and Bernstein, J. A.<text:span text:style-name="T66"> (</text:span>2004<text:span text:style-name="T66">). </text:span><text:span text:style-name="T44">Health effects of air pollution</text:span><text:span text:style-name="T66">, Journal of Allergy and Clinical Immunology 114 : 1116-1123.</text:span></text:p>
        <text:p text:style-name="P95">SHARP Corporation (<text:span text:style-name="T67">2006</text:span>). <text:span text:style-name="T42">GP2Y1010AU0F: Compact Optical Dust Sensor</text:span>, <text:s/>.</text:p>
        <text:p text:style-name="P96">Henz, S. and Maeder, M.<text:span text:style-name="T66"> (</text:span>2005<text:span text:style-name="T66">). </text:span><text:span text:style-name="T44">Prospective study of accidental carbon monoxide poisoning in 38 Swiss soldiers</text:span><text:span text:style-name="T66">, Swiss medical weekly 135 : 398.</text:span></text:p>
        <text:p text:style-name="P96">Phạm Hương<text:span text:style-name="T66"> (</text:span>2016<text:span text:style-name="T66">). </text:span><text:span text:style-name="T44">Ô nhiễm không khí ở đô thị lớn gia tăng</text:span><text:span text:style-name="T66">, <text:s/>.</text:span></text:p>
        <text:p text:style-name="P96">Kampa, M. and Castanas, E.<text:span text:style-name="T66"> (</text:span>2008<text:span text:style-name="T66">). </text:span><text:span text:style-name="T44">Human health effects of air pollution</text:span><text:span text:style-name="T66">, Environmental Pollution 151 : 362-367.</text:span></text:p>
        <text:p text:style-name="P95">Libelium Comunicaciones Distribuidas, S.L. (<text:span text:style-name="T67">2016b</text:span>). <text:span text:style-name="T42">Extreme Range Links: LoRa 868 / 900MHz SX1272 LoRa module for Arduino Waspmote and Raspberry Pi</text:span>, <text:s/>.</text:p>
        <text:p text:style-name="P95">Libelium Comunicaciones Distribuidas, S.L. (<text:span text:style-name="T67">2016a</text:span>). <text:span text:style-name="T42">Waspmote-LoRa-868MHz_915MHz-SX1272 Networking Guide</text:span>, <text:s/>.</text:p>
        <text:p text:style-name="P95">Henan Hanwei Electronics Co. Ltd. (<text:span text:style-name="T67">2016</text:span>). <text:span text:style-name="T42">MQ-9 Semiconductor Sensor for CO/Combustible Gas</text:span>, <text:s/>.</text:p>
        <text:p text:style-name="P96">Prockop, L. D. and Chichkova, R. I.<text:span text:style-name="T66"> (</text:span>2007<text:span text:style-name="T66">). </text:span><text:span text:style-name="T44">Carbon monoxide intoxication: An updated review</text:span><text:span text:style-name="T66">, Journal of the Neurological Sciences 262 : 122-130.</text:span></text:p>
        <text:p text:style-name="P95">Nordic Semiconductor (<text:span text:style-name="T67">2007</text:span>). <text:span text:style-name="T42">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28</meta:editing-cycles>
    <meta:creation-date>2016-10-28T03:04:00</meta:creation-date>
    <dc:date>2016-12-11T18:10:08.262886389</dc:date>
    <meta:editing-duration>PT22H35M37S</meta:editing-duration>
    <meta:generator>LibreOffice/5.2.3.3$Linux_X86_64 LibreOffice_project/20m0$Build-3</meta:generator>
    <meta:document-statistic meta:table-count="0" meta:image-count="7" meta:object-count="0" meta:page-count="18" meta:paragraph-count="188" meta:word-count="4488" meta:character-count="20689" meta:non-whitespace-character-count="163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